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0971" officeooo:paragraph-rsid="00060971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:</text:p>
      <text:p text:style-name="P1">&lt;html&gt;</text:p>
      <text:p text:style-name="P1"><text:s text:c="2"/>&lt;head&gt;</text:p>
      <text:p text:style-name="P1"><text:s text:c="4"/>&lt;title&gt; The new Javascript functionality &lt;/title&gt;</text:p>
      <text:p text:style-name="P1"><text:s text:c="2"/>&lt;/head&gt;</text:p>
      <text:p text:style-name="P1"><text:s text:c="2"/>&lt;body&gt;</text:p>
      <text:p text:style-name="P1"><text:s text:c="3"/></text:p>
      <text:p text:style-name="P1"><text:s text:c="3"/>&lt;div class = "box"&gt;</text:p>
      <text:p text:style-name="P1"><text:s text:c="3"/></text:p>
      <text:p text:style-name="P1"><text:s text:c="7"/>&lt;center&gt;</text:p>
      <text:p text:style-name="P1"><text:s text:c="6"/>&lt;form&gt;</text:p>
      <text:p text:style-name="P1"><text:s text:c="6"/>&lt;table&gt;</text:p>
      <text:p text:style-name="P1"><text:s text:c="6"/>&lt;tr&gt;</text:p>
      <text:p text:style-name="P1"><text:s text:c="6"/>&lt;td&gt;</text:p>
      <text:p text:style-name="P1"><text:s text:c="6"/>&lt;label id="un"&gt; User-name&lt;/label&gt;&lt;br&gt;</text:p>
      <text:p text:style-name="P1"><text:s text:c="8"/>&lt;input type = "text" id = "Username" name = "uname"/&gt;</text:p>
      <text:p text:style-name="P1"><text:s text:c="8"/>&lt;br&gt;</text:p>
      <text:p text:style-name="P1"><text:s text:c="6"/>&lt;label id="pass"&gt; Password&lt;/label&gt;&lt;br&gt;</text:p>
      <text:p text:style-name="P1"><text:s text:c="8"/>&lt;input type = "password" id = "Password" name = "pass"/&gt;</text:p>
      <text:p text:style-name="P1"><text:s text:c="8"/>&lt;br&gt;</text:p>
      <text:p text:style-name="P1"><text:s text:c="8"/>&lt;button type = "submit" id = "submitBtn" onclick="Greetings()"&gt;Submit&lt;/button&gt;</text:p>
      <text:p text:style-name="P1"><text:s text:c="6"/></text:p>
      <text:p text:style-name="P1"><text:s text:c="6"/>&lt;/form&gt;</text:p>
      <text:p text:style-name="P1"><text:s text:c="4"/>&lt;/center&gt;</text:p>
      <text:p text:style-name="P1"><text:s text:c="4"/></text:p>
      <text:p text:style-name="P1"><text:s text:c="4"/>&lt;/div&gt;</text:p>
      <text:p text:style-name="P1"><text:s text:c="2"/>&lt;/body&gt;</text:p>
      <text:p text:style-name="P1">&lt;/html&gt;</text:p>
      <text:p text:style-name="P1"/>
      <text:p text:style-name="P1">Javascript:</text:p>
      <text:p text:style-name="P1">function Greetings()</text:p>
      <text:p text:style-name="P1">{</text:p>
      <text:p text:style-name="P1"><text:s text:c="2"/></text:p>
      <text:p text:style-name="P1"><text:s text:c="2"/>var name = document.getElementById("Username").value;</text:p>
      <text:p text:style-name="P1"><text:s text:c="2"/>var password = document.getElementById("Password").value;</text:p>
      <text:p text:style-name="P1"><text:s text:c="2"/></text:p>
      <text:p text:style-name="P1"><text:s/><text:tab/>if ( (document.getElementById("Username").value.length == 0 ) &amp;&amp; (document.getElementById("Password").value.length == 0 ) )</text:p>
      <text:p text:style-name="P1"><text:s text:c="2"/>{</text:p>
      <text:p text:style-name="P1"><text:s text:c="2"/><text:tab/>alert("Invalid Username or Password");</text:p>
      <text:p text:style-name="P1"><text:s text:c="2"/>}</text:p>
      <text:p text:style-name="P1"><text:s text:c="2"/>else{</text:p>
      <text:p text:style-name="P1"><text:s text:c="2"/><text:tab/>alert("Welcome "+name);</text:p>
      <text:p text:style-name="P1"><text:s text:c="2"/>}</text:p>
      <text:p text:style-name="P1">}</text:p>
      <text:p text:style-name="P1"/>
      <text:p text:style-name="P1">CSS:</text:p>
      <text:p text:style-name="P1">*{</text:p>
      <text:p text:style-name="P1"><text:s text:c="2"/>background-color:tint;</text:p>
      <text:p text:style-name="P1">}</text:p>
      <text:p text:style-name="P1"></text:p>
      <text:p text:style-name="P1">#Username{</text:p>
      <text:p text:style-name="P1"><text:soft-page-break/><text:s text:c="4"/>border-radius:15px;</text:p>
      <text:p text:style-name="P1"><text:s text:c="4"/>height:25px;</text:p>
      <text:p text:style-name="P1"><text:s text:c="4"/>width:170px;</text:p>
      <text:p text:style-name="P1"><text:s text:c="4"/>color:black;</text:p>
      <text:p text:style-name="P1"><text:s text:c="4"/>padding:5px;</text:p>
      <text:p text:style-name="P1"><text:s text:c="4"/>margin-left:80px;</text:p>
      <text:p text:style-name="P1">}</text:p>
      <text:p text:style-name="P1"></text:p>
      <text:p text:style-name="P1">#Username:hover{</text:p>
      <text:p text:style-name="P1"><text:s text:c="2"/></text:p>
      <text:p text:style-name="P1"><text:s text:c="4"/>background-color:burlywood;</text:p>
      <text:p text:style-name="P1"><text:s text:c="4"/>transition:2s;</text:p>
      <text:p text:style-name="P1">}</text:p>
      <text:p text:style-name="P1"></text:p>
      <text:p text:style-name="P1">#un{</text:p>
      <text:p text:style-name="P1"><text:s text:c="2"/></text:p>
      <text:p text:style-name="P1"><text:s text:c="2"/>font-size:13px;</text:p>
      <text:p text:style-name="P1"><text:s text:c="2"/></text:p>
      <text:p text:style-name="P1">}</text:p>
      <text:p text:style-name="P1"></text:p>
      <text:p text:style-name="P1">#Password{</text:p>
      <text:p text:style-name="P1"><text:s text:c="4"/>border-radius:15px;</text:p>
      <text:p text:style-name="P1"><text:s text:c="4"/>height:25px;</text:p>
      <text:p text:style-name="P1"><text:s text:c="4"/>width:170px;</text:p>
      <text:p text:style-name="P1"><text:s text:c="4"/>color:black;</text:p>
      <text:p text:style-name="P1"><text:s text:c="4"/>padding:5px;</text:p>
      <text:p text:style-name="P1"><text:s text:c="4"/>margin-left:80px;</text:p>
      <text:p text:style-name="P1">}</text:p>
      <text:p text:style-name="P1"></text:p>
      <text:p text:style-name="P1">#Password:hover{</text:p>
      <text:p text:style-name="P1"><text:s text:c="2"/></text:p>
      <text:p text:style-name="P1"><text:s text:c="4"/>background-color:burlywood;</text:p>
      <text:p text:style-name="P1"><text:s text:c="4"/>transition:2s;</text:p>
      <text:p text:style-name="P1"><text:s text:c="2"/></text:p>
      <text:p text:style-name="P1">}</text:p>
      <text:p text:style-name="P1"></text:p>
      <text:p text:style-name="P1"></text:p>
      <text:p text:style-name="P1">#pass{</text:p>
      <text:p text:style-name="P1"><text:s text:c="2"/>margin-top:10px;</text:p>
      <text:p text:style-name="P1"><text:s text:c="2"/>font-size:13px;</text:p>
      <text:p text:style-name="P1"><text:s text:c="2"/></text:p>
      <text:p text:style-name="P1">}</text:p>
      <text:p text:style-name="P1"></text:p>
      <text:p text:style-name="P1">#submitBtn{</text:p>
      <text:p text:style-name="P1"><text:s text:c="2"/></text:p>
      <text:p text:style-name="P1"><text:s text:c="4"/>border-radius:7px;</text:p>
      <text:p text:style-name="P1"><text:s text:c="4"/>margin-top:10px;</text:p>
      <text:p text:style-name="P1"><text:s text:c="4"/>height:40px;</text:p>
      <text:p text:style-name="P1"><text:s text:c="4"/>width:100px;</text:p>
      <text:p text:style-name="P1"><text:s text:c="4"/>background-color:blue;</text:p>
      <text:p text:style-name="P1"><text:s text:c="4"/>color:yellow;</text:p>
      <text:p text:style-name="P1"><text:s text:c="4"/>margin-left:80px;</text:p>
      <text:p text:style-name="P1"><text:soft-page-break/><text:s text:c="4"/>box-shadow:5px;</text:p>
      <text:p text:style-name="P1"><text:s text:c="2"/></text:p>
      <text:p text:style-name="P1">}</text:p>
      <text:p text:style-name="P1"></text:p>
      <text:p text:style-name="P1">#submitBtn:hover{</text:p>
      <text:p text:style-name="P1"><text:s text:c="2"/></text:p>
      <text:p text:style-name="P1"><text:s text:c="3"/>background-color:green;</text:p>
      <text:p text:style-name="P1"><text:s text:c="3"/>transition:1s;</text:p>
      <text:p text:style-name="P1"><text:s text:c="2"/></text:p>
      <text:p text:style-name="P1">}</text:p>
      <text:p text:style-name="P1"></text:p>
      <text:p text:style-name="P1">.box{</text:p>
      <text:p text:style-name="P1"><text:s text:c="2"/>width:300px;</text:p>
      <text:p text:style-name="P1"><text:s text:c="2"/>height:200px;</text:p>
      <text:p text:style-name="P1"><text:s text:c="2"/>background-color:purple;</text:p>
      <text:p text:style-name="P1"><text:s text:c="2"/>margin-left:19px;</text:p>
      <text:p text:style-name="P1"><text:s text:c="2"/>padding-left:50px;</text:p>
      <text:p text:style-name="P1"><text:s text:c="2"/>color:white;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2:13:34.166983127</meta:creation-date>
    <dc:date>2022-03-23T12:15:25.061457592</dc:date>
    <meta:editing-duration>P0D</meta:editing-duration>
    <meta:editing-cycles>1</meta:editing-cycles>
    <meta:document-statistic meta:table-count="0" meta:image-count="0" meta:object-count="0" meta:page-count="3" meta:paragraph-count="120" meta:word-count="153" meta:character-count="1863" meta:non-whitespace-character-count="1396"/>
    <meta:generator>LibreOffice/4.2.8.2$Linux_X86_64 LibreOffice_project/420m0$Build-2</meta:generator>
  </office:meta>
</office:document-meta>
</file>